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944cm" fo:margin-left="-0.199cm" fo:margin-top="0cm" fo:margin-bottom="0cm" table:align="left" style:writing-mode="lr-tb"/>
    </style:style>
    <style:style style:name="Tableau1.A" style:family="table-column">
      <style:table-column-properties style:column-width="2.244cm"/>
    </style:style>
    <style:style style:name="Tableau1.B" style:family="table-column">
      <style:table-column-properties style:column-width="8.946cm"/>
    </style:style>
    <style:style style:name="Tableau1.C" style:family="table-column">
      <style:table-column-properties style:column-width="5.754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1.B2" style:family="table-cell">
      <style:table-cell-properties fo:background-color="#a6a6a6" fo:padding-left="0.199cm" fo:padding-right="0.191cm" fo:padding-top="0cm" fo:padding-bottom="0cm"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12pt" fo:background-color="#ffffff" style:font-size-asian="12pt" style:font-size-complex="12pt"/>
    </style:style>
    <style:style style:name="P3" style:family="paragraph" style:parent-style-name="Standard">
      <style:paragraph-properties fo:text-align="center" style:justify-single-word="false"/>
      <style:text-properties fo:font-size="12pt" fo:background-color="#ffffff" style:font-size-asian="12pt" style:font-size-complex="12pt"/>
    </style:style>
    <style:style style:name="P4" style:family="paragraph" style:parent-style-name="Standard">
      <style:text-properties fo:font-size="12pt" style:font-name-asian="Times New Roman1" style:font-size-asian="12pt" style:language-asian="fr" style:country-asian="FR" style:font-name-complex="Lucida Sans Unicode" style:font-size-complex="12pt"/>
    </style:style>
    <style:style style:name="P5" style:family="paragraph" style:parent-style-name="Standard">
      <style:paragraph-properties fo:text-align="center" style:justify-single-word="false" fo:break-before="page"/>
    </style:style>
    <style:style style:name="P6" style:family="paragraph" style:parent-style-name="Standard" style:master-page-name="Standard">
      <style:paragraph-properties fo:text-align="center" style:justify-single-word="false" style:page-number="auto"/>
    </style:style>
    <style:style style:name="P7" style:family="paragraph" style:parent-style-name="Normal_20__28_Web_29_">
      <style:paragraph-properties fo:margin-top="0.494cm" fo:margin-bottom="0.494cm" style:contextual-spacing="false" style:line-height-at-least="0.635cm" fo:background-color="#ffffff">
        <style:background-image/>
      </style:paragraph-properties>
    </style:style>
    <style:style style:name="P8" style:family="paragraph" style:parent-style-name="Normal_20__28_Web_29_">
      <style:paragraph-properties fo:margin-top="0.494cm" fo:margin-bottom="0.494cm" style:contextual-spacing="false" style:line-height-at-least="0.635cm" fo:text-align="center" style:justify-single-word="false" fo:background-color="#ffffff">
        <style:background-image/>
      </style:paragraph-properties>
    </style:style>
    <style:style style:name="P9" style:family="paragraph" style:parent-style-name="Normal_20__28_Web_29_" style:list-style-name="WWNum6">
      <style:paragraph-properties fo:margin-top="0.494cm" fo:margin-bottom="0.494cm" style:contextual-spacing="false" style:line-height-at-least="0.635cm" fo:background-color="#ffffff">
        <style:background-image/>
      </style:paragraph-properties>
    </style:style>
    <style:style style:name="P10" style:family="paragraph" style:parent-style-name="Normal_20__28_Web_29_" style:list-style-name="WWNum4">
      <style:paragraph-properties fo:margin-top="0.494cm" fo:margin-bottom="0.494cm" style:contextual-spacing="false" style:line-height-at-least="0.635cm" fo:background-color="#ffffff">
        <style:background-image/>
      </style:paragraph-properties>
    </style:style>
    <style:style style:name="P11" style:family="paragraph" style:parent-style-name="Normal_20__28_Web_29_" style:list-style-name="WWNum9">
      <style:paragraph-properties fo:margin-top="0.494cm" fo:margin-bottom="0.494cm" style:contextual-spacing="false" style:line-height-at-least="0.635cm" fo:background-color="#ffffff">
        <style:background-image/>
      </style:paragraph-properties>
    </style:style>
    <style:style style:name="P12" style:family="paragraph" style:parent-style-name="Normal_20__28_Web_29_" style:list-style-name="WWNum5">
      <style:paragraph-properties fo:margin-top="0.494cm" fo:margin-bottom="0.494cm" style:contextual-spacing="false" style:line-height-at-least="0.635cm" fo:background-color="#ffffff">
        <style:background-image/>
      </style:paragraph-properties>
    </style:style>
    <style:style style:name="P13" style:family="paragraph" style:parent-style-name="Normal_20__28_Web_29_" style:list-style-name="WWNum3">
      <style:paragraph-properties fo:margin-top="0.494cm" fo:margin-bottom="0.494cm" style:contextual-spacing="false" style:line-height-at-least="0.635cm" fo:background-color="#ffffff">
        <style:background-image/>
      </style:paragraph-properties>
    </style:style>
    <style:style style:name="P14" style:family="paragraph" style:parent-style-name="Normal_20__28_Web_29_">
      <style:paragraph-properties fo:margin-top="0.494cm" fo:margin-bottom="0.494cm" style:contextual-spacing="false" style:line-height-at-least="0.635cm" fo:background-color="#ffffff">
        <style:background-image/>
      </style:paragraph-properties>
      <style:text-properties style:font-name="Calibri" style:font-name-complex="Lucida Sans Unicode"/>
    </style:style>
    <style:style style:name="P15" style:family="paragraph" style:parent-style-name="Normal_20__28_Web_29_">
      <style:paragraph-properties fo:margin-top="0.494cm" fo:margin-bottom="0.494cm" style:contextual-spacing="false" style:line-height-at-least="0.635cm" fo:text-align="center" style:justify-single-word="false" fo:background-color="#ffffff">
        <style:background-image/>
      </style:paragraph-properties>
      <style:text-properties style:font-name="Calibri" style:font-name-complex="Lucida Sans Unicode"/>
    </style:style>
    <style:style style:name="P16" style:family="paragraph" style:parent-style-name="Normal_20__28_Web_29_">
      <style:paragraph-properties fo:margin-top="0.494cm" fo:margin-bottom="0.494cm" style:contextual-spacing="false" style:line-height-at-least="0.635cm" fo:background-color="#ffffff">
        <style:background-image/>
      </style:paragraph-properties>
      <style:text-properties style:font-name="Calibri" fo:font-weight="bold" style:font-weight-asian="bold" style:font-name-complex="Lucida Sans Unicode"/>
    </style:style>
    <style:style style:name="P17" style:family="paragraph" style:parent-style-name="Normal_20__28_Web_29_">
      <style:paragraph-properties fo:margin-top="0.494cm" fo:margin-bottom="0.494cm" style:contextual-spacing="false" style:line-height-at-least="0.635cm" fo:text-align="center" style:justify-single-word="false" fo:break-before="page" fo:background-color="#ffffff">
        <style:background-image/>
      </style:paragraph-properties>
    </style:style>
    <style:style style:name="P18" style:family="paragraph" style:parent-style-name="Normal_20__28_Web_29_">
      <style:paragraph-properties fo:margin-top="0.494cm" fo:margin-bottom="0.494cm" style:contextual-spacing="false" style:line-height-at-least="0.635cm" fo:break-before="page" fo:background-color="#ffffff">
        <style:background-image/>
      </style:paragraph-properties>
      <style:text-properties style:font-name="Calibri" style:font-name-complex="Lucida Sans Unicode"/>
    </style:style>
    <style:style style:name="P19" style:family="paragraph" style:parent-style-name="Normal_20__28_Web_29_">
      <style:paragraph-properties fo:margin-left="1.27cm" fo:margin-right="0cm" fo:margin-top="0.494cm" fo:margin-bottom="0.494cm" style:contextual-spacing="false" style:line-height-at-least="0.635cm" fo:text-indent="0cm" style:auto-text-indent="false" fo:background-color="#ffffff">
        <style:background-image/>
      </style:paragraph-properties>
      <style:text-properties style:font-name="Calibri" style:font-name-complex="Lucida Sans Unicode"/>
    </style:style>
    <style:style style:name="P20" style:family="paragraph" style:parent-style-name="Normal_20__28_Web_29_">
      <style:paragraph-properties fo:margin-left="1.27cm" fo:margin-right="0cm" fo:margin-top="0.494cm" fo:margin-bottom="0.494cm" style:contextual-spacing="false" style:line-height-at-least="0.635cm" fo:text-indent="0cm" style:auto-text-indent="false" fo:background-color="#ffffff">
        <style:background-image/>
      </style:paragraph-properties>
      <style:text-properties style:font-name="Calibri"/>
    </style:style>
    <style:style style:name="P21" style:family="paragraph" style:parent-style-name="Normal_20__28_Web_29_" style:list-style-name="WWNum8">
      <style:paragraph-properties fo:margin-left="1.251cm" fo:margin-right="0cm" fo:margin-top="0.494cm" fo:margin-bottom="0.494cm" style:contextual-spacing="false" style:line-height-at-least="0.635cm" fo:text-indent="-0.635cm" style:auto-text-indent="false" fo:background-color="#ffffff">
        <style:background-image/>
      </style:paragraph-properties>
    </style:style>
    <style:style style:name="P22" style:family="paragraph" style:parent-style-name="Normal_20__28_Web_29_" style:list-style-name="WWNum8">
      <style:paragraph-properties fo:margin-left="1.251cm" fo:margin-right="0cm" fo:margin-top="0.494cm" fo:margin-bottom="0.494cm" style:contextual-spacing="false" style:line-height-at-least="0.635cm" fo:text-indent="-0.635cm" style:auto-text-indent="false" fo:background-color="#ffffff">
        <style:tab-stops>
          <style:tab-stop style:position="1.251cm"/>
        </style:tab-stops>
        <style:background-image/>
      </style:paragraph-properties>
    </style:style>
    <style:style style:name="P23" style:family="paragraph" style:parent-style-name="Normal_20__28_Web_29_">
      <style:paragraph-properties fo:margin-top="0.494cm" fo:margin-bottom="0cm" style:contextual-spacing="false" style:line-height-at-least="0.635cm"/>
      <style:text-properties style:font-name="Calibri" style:font-name-complex="Lucida Sans Unicode"/>
    </style:style>
    <style:style style:name="P24" style:family="paragraph" style:parent-style-name="Normal_20__28_Web_29_">
      <style:paragraph-properties fo:margin-top="0.494cm" fo:margin-bottom="0cm" style:contextual-spacing="false" style:line-height-at-least="0.635cm" fo:text-align="center" style:justify-single-word="false"/>
      <style:text-properties style:font-name="Calibri" style:font-name-complex="Lucida Sans Unicode"/>
    </style:style>
    <style:style style:name="P25" style:family="paragraph" style:parent-style-name="Normal_20__28_Web_29_">
      <style:paragraph-properties fo:margin-top="0.494cm" fo:margin-bottom="0cm" style:contextual-spacing="false" style:line-height-at-least="0.635cm" fo:text-align="center" style:justify-single-word="false"/>
    </style:style>
    <style:style style:name="P26" style:family="paragraph" style:parent-style-name="Normal_20__28_Web_29_">
      <style:paragraph-properties fo:margin-left="0.635cm" fo:margin-right="0cm" fo:margin-top="0.494cm" fo:margin-bottom="0.494cm" style:contextual-spacing="false" style:line-height-at-least="0.635cm" fo:text-align="center" style:justify-single-word="false" fo:text-indent="0cm" style:auto-text-indent="false" fo:background-color="#ffffff">
        <style:background-image/>
      </style:paragraph-properties>
    </style:style>
    <style:style style:name="P27" style:family="paragraph" style:parent-style-name="Normal_20__28_Web_29_">
      <style:paragraph-properties fo:margin-left="0.635cm" fo:margin-right="0cm" fo:margin-top="0.494cm" fo:margin-bottom="0.494cm" style:contextual-spacing="false" style:line-height-at-least="0.635cm" fo:text-align="center" style:justify-single-word="false" fo:text-indent="0cm" style:auto-text-indent="false" fo:background-color="#ffffff">
        <style:background-image/>
      </style:paragraph-properties>
      <style:text-properties style:font-name="Calibri" fo:font-weight="bold" style:font-weight-asian="bold"/>
    </style:style>
    <style:style style:name="P28" style:family="paragraph" style:parent-style-name="List_20_Paragraph" style:list-style-name="WWNum1"/>
    <style:style style:name="P29" style:family="paragraph" style:parent-style-name="List_20_Paragraph" style:list-style-name="WWNum2"/>
    <style:style style:name="P30" style:family="paragraph" style:parent-style-name="List_20_Paragraph" style:list-style-name="WWNum3"/>
    <style:style style:name="T1" style:family="text">
      <style:text-properties fo:font-size="18pt" fo:background-color="#ffffff" loext:char-shading-value="0" style:font-size-asian="18pt" style:font-size-complex="18pt"/>
    </style:style>
    <style:style style:name="T2" style:family="text">
      <style:text-properties fo:font-size="12pt" fo:background-color="#ffffff" loext:char-shading-value="0" style:font-size-asian="12pt" style:font-size-complex="12pt"/>
    </style:style>
    <style:style style:name="T3" style:family="text">
      <style:text-properties fo:font-size="12pt" officeooo:rsid="00095b53" fo:background-color="#ffffff" loext:char-shading-value="0" style:font-size-asian="12pt" style:font-name-complex="Lucida Sans Unicode" style:font-size-complex="12pt"/>
    </style:style>
    <style:style style:name="T4" style:family="text">
      <style:text-properties fo:font-size="12pt" fo:font-weight="bold" fo:background-color="#ffffff" loext:char-shading-value="0" style:font-size-asian="12pt" style:font-weight-asian="bold" style:font-size-complex="12pt"/>
    </style:style>
    <style:style style:name="T5" style:family="text">
      <style:text-properties fo:font-size="12pt" style:font-size-asian="12pt" style:font-size-complex="12pt"/>
    </style:style>
    <style:style style:name="T6" style:family="text">
      <style:text-properties fo:font-size="12pt" style:font-size-asian="12pt" style:font-name-complex="Lucida Sans Unicode" style:font-size-complex="12pt"/>
    </style:style>
    <style:style style:name="T7" style:family="text">
      <style:text-properties fo:font-size="12pt" style:font-name-asian="Times New Roman1" style:font-size-asian="12pt" style:language-asian="fr" style:country-asian="FR" style:font-name-complex="Lucida Sans Unicode" style:font-size-complex="12pt"/>
    </style:style>
    <style:style style:name="T8" style:family="text">
      <style:text-properties fo:color="#00000a" fo:font-size="12pt" style:text-underline-style="none" style:font-size-asian="12pt" style:font-size-complex="12pt" style:font-weight-complex="bold"/>
    </style:style>
    <style:style style:name="T9" style:family="text">
      <style:text-properties style:font-name="Calibri"/>
    </style:style>
    <style:style style:name="T10" style:family="text">
      <style:text-properties style:font-name="Calibri" style:font-name-complex="Lucida Sans Unicode"/>
    </style:style>
    <style:style style:name="T11" style:family="text">
      <style:text-properties style:font-name="Calibri" fo:font-weight="normal" style:font-weight-asian="normal" style:font-name-complex="Lucida Sans Unicode"/>
    </style:style>
    <style:style style:name="T12" style:family="text">
      <style:text-properties style:font-name="Calibri" fo:font-weight="bold" style:font-weight-asian="bold"/>
    </style:style>
    <style:style style:name="T13" style:family="text">
      <style:text-properties style:font-name="Calibri" fo:font-weight="bold" style:font-weight-asian="bold" style:font-name-complex="Lucida Sans Unicode"/>
    </style:style>
    <style:style style:name="T14" style:family="text">
      <style:text-properties style:font-name="Calibri" fo:font-weight="bold" style:font-weight-asian="bold" style:font-name-complex="Lucida Sans Unicode" style:font-weight-complex="bold"/>
    </style:style>
    <style:style style:name="T15" style:family="text">
      <style:text-properties style:font-name="Calibri" style:text-underline-style="solid" style:text-underline-width="auto" style:text-underline-color="font-color" style:font-name-complex="Lucida Sans Unicode"/>
    </style:style>
    <style:style style:name="T16" style:family="text">
      <style:text-properties style:font-name="Symbol" style:font-name-complex="Lucida Sans Unico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Projet du RAM Itinérant</text:span></text:p>
      <text:p text:style-name="P1"><text:span text:style-name="T1">Communauté de Communes </text:span></text:p>
      <text:p text:style-name="P1"><text:span text:style-name="T1">des Portes du Perche</text:span></text:p>
      <text:p text:style-name="P1"><text:span text:style-name="T1">Association Les Contrats Bleus</text:span></text:p>
      <text:p text:style-name="P3"/>
      <text:p text:style-name="Standard"><text:span text:style-name="T2">L'objectif du RAM est d'être le plus proche, disponible et à l'écoute des demandes des assistants maternels, des enfants et des parents employeurs.</text:span><text:span text:style-name="apple-converted-space"><text:span text:style-name="T2"> </text:span></text:span></text:p>
      <text:p text:style-name="P2"><text:span text:style-name="apple-converted-space"/></text:p>
      <text:p text:style-name="Standard"><text:span text:style-name="T4">Rôles du Ram :</text:span></text:p>
      <text:p text:style-name="Standard"><text:span text:style-name="T2">Pour les parents :</text:span></text:p>
      <text:list xml:id="list3156347723926802941" text:style-name="WWNum1">
        <text:list-item>
          <text:p text:style-name="P28"><text:span text:style-name="T2">Accompagner les parents à la recherche d'un mode de garde,</text:span></text:p>
        </text:list-item>
        <text:list-item>
          <text:p text:style-name="P28"><text:span text:style-name="T2">Aider à devenir particulier employeur</text:span></text:p>
        </text:list-item>
        <text:list-item>
          <text:p text:style-name="P28"><text:span text:style-name="T2">Offrir un lieu ressource, d’information, de mise en relation, de conseil</text:span></text:p>
        </text:list-item>
      </text:list>
      <text:p text:style-name="Standard"><text:span text:style-name="T2">Pour les assistants maternels :</text:span></text:p>
      <text:list xml:id="list7613006299875083673" text:style-name="WWNum2">
        <text:list-item>
          <text:p text:style-name="P29"><text:span text:style-name="T2">Offrir un cadre de rencontres et d’échanges des pratiques professionnelles</text:span></text:p>
        </text:list-item>
        <text:list-item>
          <text:p text:style-name="P29"><text:span text:style-name="T2">Proposer des réunions d'information/formation sur des thèmes différents (au niveau de leur carrière, de la petite enfance)</text:span></text:p>
        </text:list-item>
        <text:list-item>
          <text:p text:style-name="P29"><text:span text:style-name="T2">Valoriser leur travail</text:span></text:p>
        </text:list-item>
      </text:list>
      <text:p text:style-name="Standard"><text:span text:style-name="apple-converted-space"><text:span text:style-name="T2">Pour les enfants :</text:span></text:span></text:p>
      <text:list xml:id="list8389815605653536681" text:style-name="WWNum3">
        <text:list-item>
          <text:p text:style-name="P30"><text:span text:style-name="apple-converted-space"><text:span text:style-name="T2">Permettre un temps d’échange avec d’autres enfants, d’autres adultes, de rencontres, d’éveil, de découverte et d’apprentissage</text:span></text:span></text:p>
        </text:list-item>
        <text:list-item>
          <text:p text:style-name="P30"><text:span text:style-name="T5">Favoriser l'éveil, la curiosité, l'</text:span><text:a xlink:type="simple" xlink:href="http://www.passerelles-eje.info/glossaire/definition_28_autonomie.html"><text:span text:style-name="T8">autonomie</text:span></text:a><text:span text:style-name="T5">, le développement moteur et intellectuel.<text:line-break/></text:span></text:p>
        </text:list-item>
      </text:list>
      <text:p text:style-name="Standard"><text:span text:style-name="T2">Les animations sont ouvertes aux Assistants Maternels accompagnés des enfants qu'ils ont en garde, mais ils peuvent également y venir seul si c'est une journée où ils n'accueillent pas d’enfant.</text:span></text:p>
      <text:p text:style-name="Standard"><text:span text:style-name="T2">Les animations sont en accès libre, sans inscription et entièrement gratuites. </text:span></text:p>
      <text:p text:style-name="Standard"><text:span text:style-name="T2">L'accueil et l'écoute constituent les deux notions les plus importantes.</text:span></text:p>
      <text:p text:style-name="P5"><text:span text:style-name="Strong"><text:span text:style-name="T6">Projet pédagogique du Relais Assistants Maternels</text:span></text:span></text:p>
      <text:p text:style-name="P7"><text:span text:style-name="T10">La mission première du Relais Assistants Maternels est d’améliorer la qualité de l’accueil du jeune enfant durant la période où il est présent au domicile de l’assistant maternel. </text:span></text:p>
      <text:p text:style-name="P7"><text:span text:style-name="T10">Le relais est également un lieu d’échanges, d’informations, de médiation, de rencontres, de discussions en permettant aux parents et assistants maternels d’être les acteurs.</text:span></text:p>
      <text:p text:style-name="P7"><text:span text:style-name="T10">Le relais est un lieu de ressources où chacun peut trouver des informations sur le cadre légal, les devoirs et les droits de chacun.</text:span></text:p>
      <text:p text:style-name="P7"><text:span text:style-name="T10">Le relais est surtout un lieu neutre, qui ne prend pas position. Il rappelle simplement le droit du travail et la convention collective ainsi que les besoins primordiaux de l’enfant.</text:span></text:p>
      <text:p text:style-name="P8"><text:span text:style-name="Strong"><text:span text:style-name="T10">OBJECTIFS EDUCATIFS</text:span></text:span></text:p>
      <text:p text:style-name="P15"><text:span text:style-name="Strong"/></text:p>
      <text:p text:style-name="P7"><text:span text:style-name="Strong"><text:span text:style-name="T10">Offrir un cadre de rencontres et d’échanges des pratiques professionnelles</text:span></text:span></text:p>
      <text:list xml:id="list4650431866628081341" text:style-name="WWNum6">
        <text:list-item>
          <text:p text:style-name="P9"><text:span text:style-name="Strong"><text:span text:style-name="T11">Participer à la professionnalisation des assistants maternels par des échanges sur les pratiques professionnelles et promouvoir la formation continue.</text:span></text:span></text:p>
        </text:list-item>
      </text:list>
      <text:p text:style-name="P19"><text:span text:style-name="Strong"/></text:p>
      <text:p text:style-name="P7"><text:span text:style-name="Strong"><text:span text:style-name="T10">Mission d’observation des besoins du territoire</text:span></text:span></text:p>
      <text:list xml:id="list6884899282993243727" text:style-name="WWNum4">
        <text:list-item>
          <text:p text:style-name="P10"><text:span text:style-name="T10">Le responsable du RAM est partie prenante de la Commission Petite Enfance du territoire réunissant les professionnels de la Petite Enfance autours de projets communs. </text:span></text:p>
        </text:list-item>
        <text:list-item>
          <text:p text:style-name="P10"><text:span text:style-name="T10">Centralise les disponibilités au niveau des modes de garde.</text:span></text:p>
        </text:list-item>
        <text:list-item>
          <text:p text:style-name="P10"><text:span text:style-name="T10">Itinérance sur 3 communes de la collectivité désignées pour leur situation géographique, le nombre de professionnels et la disponibilité des salles.</text:span></text:p>
        </text:list-item>
        <text:list-item>
          <text:p text:style-name="P10"><text:span text:style-name="T10">Un pôle sur le chef lieu de canton, au sein du pôle petite enfance.</text:span></text:p>
        </text:list-item>
      </text:list>
      <text:p text:style-name="P7"><text:soft-page-break/><text:span text:style-name="T13">Garantir le bien-être des jeunes enfants</text:span></text:p>
      <text:list xml:id="list3084716835657614942" text:style-name="WWNum8">
        <text:list-item>
          <text:p text:style-name="P21"><text:span text:style-name="T10">En préservant leur intégrité physique, morale et affective.</text:span></text:p>
        </text:list-item>
        <text:list-item>
          <text:p text:style-name="P22"><text:span text:style-name="T10">En respectant leurs rythmes et leurs besoins.</text:span></text:p>
        </text:list-item>
        <text:list-item>
          <text:p text:style-name="P21"><text:span text:style-name="T10">En améliorant l’accueil des enfants au domicile des assistants maternels.</text:span></text:p>
        </text:list-item>
      </text:list>
      <text:p text:style-name="P7"><text:span text:style-name="T13">Proposer des activités en utilisant les ressources du territoire :</text:span></text:p>
      <text:list xml:id="list2337557446969578094" text:style-name="WWNum9">
        <text:list-item>
          <text:p text:style-name="P11"><text:span text:style-name="T10">En utilisant les moyens destinés aux jeunes enfants (bibliothèque).</text:span></text:p>
        </text:list-item>
        <text:list-item>
          <text:p text:style-name="P11"><text:span text:style-name="T10">En s’associant avec la structure multi-accueil et le Lieu Accueil Enfant Parent pour la mise en place d’informations, de conférences, de formations, de spectacles concernant le jeune public.</text:span></text:p>
        </text:list-item>
      </text:list>
      <text:p text:style-name="P17"><text:span text:style-name="Strong"><text:span text:style-name="T10">MOYENS MIS EN ŒUVRE</text:span></text:span></text:p>
      <text:p text:style-name="P15"><text:span text:style-name="Strong"/></text:p>
      <text:p text:style-name="P15"/>
      <text:p text:style-name="P7"><text:span text:style-name="T13">LES TEMPS D’ACCUEIL COLLECTIFS</text:span></text:p>
      <text:p text:style-name="P16"/>
      <text:p text:style-name="P7"><text:span text:style-name="T10">L’un des objectifs du Relais Assistants Maternels est de favoriser les rencontres entre Assistants Maternels et les enfants qu’ils accueillent. Par le biais des temps d’accueil collectifs. Ces temps ne sont en aucun cas un mode de garde.<text:line-break/> Ces rencontres sont avant tout centrées sur les besoins de l’enfant.</text:span></text:p>
      <text:list xml:id="list5788928581149199789" text:style-name="WWNum5">
        <text:list-item>
          <text:p text:style-name="P12"><text:span text:style-name="T15">Le public concerné</text:span></text:p>
        </text:list-item>
      </text:list>
      <text:p text:style-name="P14"/>
      <text:p text:style-name="P7"><text:span text:style-name="T16"></text:span><text:span text:style-name="T10"> Les assistants maternels et les professionnels de la garde d’enfant à domicile</text:span></text:p>
      <text:p text:style-name="P7"><text:span text:style-name="T10">Tous les assistants maternels de la Communauté de Communes peuvent participer aux activités du Relais. Ils devront être agréés par le service de Protection Maternelle Infantile du Conseil Général.<text:line-break/> Lors de la première participation aux activités, ils doivent avoir eu l’autorisation écrite et signée par les parents pour participer aux temps d’accueil collectifs.<text:line-break/> L’assistant maternel qui accueille l’enfant est responsable de celui-ci dans le cadre de sa responsabilité civile professionnelle.</text:span></text:p>
      <text:p text:style-name="P7"><text:span text:style-name="T16"></text:span><text:span text:style-name="T10"> Les enfants</text:span></text:p>
      <text:p text:style-name="P7"><text:span text:style-name="T10">Les enfants concernés par l’agrément d’un assistant maternel ainsi que ses propres enfants peuvent bénéficier des temps d’accueil collectifs.</text:span></text:p>
      <text:p text:style-name="P4"/>
      <text:p text:style-name="P18"/>
      <text:p text:style-name="P7"><text:span text:style-name="T15">II. Les lieux d’accueil</text:span></text:p>
      <text:p text:style-name="P7"><text:span text:style-name="T16"></text:span><text:span text:style-name="T10"> Le fonctionnement</text:span></text:p>
      <text:p text:style-name="P7"><text:span text:style-name="T10">Dans le cadre de l’intercommunalité, les temps d’accueil collectifs se déroulent dans quatre salles mises à disposition par les communes (3 salles communales et l’espace petite enfance). Ainsi, les assistants maternels ont la possibilité de se rencontrer à proximité de leur domicile, ce qui facilite les déplacements avec les enfants.<text:line-break/> Pour ce faire, un véhicule permet à l’animatrice de transporter le matériel pédagogique (tapis, coussins, jeux pour les tout-petits, feuilles, crayons, peinture…)</text:span></text:p>
      <text:p text:style-name="P7"><text:span text:style-name="T16"></text:span><text:span text:style-name="T10"> L’aménagement</text:span></text:p>
      <text:p text:style-name="P7"><text:span text:style-name="T10">Il est indispensable que ces lieux puissent être adaptés à l’accueil de jeunes enfants. L’aménagement doit être pensé afin de permettre à l’enfant de développer une activité à son rythme.<text:line-break/> Lors de son arrivée, l’animatrice décide du matériel qu’elle souhaite exploiter ce jour. Ce choix se fait également en fonction de la demande des assistants maternels, des enfants et des thèmes du moment.</text:span></text:p>
      <text:p text:style-name="P7"><text:span text:style-name="T16"></text:span><text:span text:style-name="T10"> Le rangement</text:span></text:p>
      <text:p text:style-name="P7"><text:span text:style-name="T10">L’animatrice <text:s/>remet en place le matériel utilisé après la rencontre afin de faciliter l’entretien du sol par le personnel de nettoyage et pour ne pas entraver les activités d’autres utilisateurs des locaux.</text:span></text:p>
      <text:p text:style-name="P7"><text:span text:style-name="T15">III. Objectifs et intérêts des temps d’accueil collectifs</text:span></text:p>
      <text:p text:style-name="P7"><text:span text:style-name="T16"></text:span><text:span text:style-name="T10"> Pour les assistants maternels</text:span></text:p>
      <text:p text:style-name="P7"><text:span text:style-name="T10">Le RAM a plusieurs objectifs pour les assistants maternels :<text:line-break/></text:span><text:span text:style-name="T16"></text:span><text:span text:style-name="T10"> Se rencontrer et rompre l’isolement lié à leur profession<text:line-break/></text:span><text:span text:style-name="T16"></text:span><text:span text:style-name="T10"> Se questionner sur ses pratiques professionnelles</text:span></text:p>
      <text:p text:style-name="P7"><text:span text:style-name="T16"></text:span><text:span text:style-name="T10"> Prendre du plaisir à faire et à être ensemble, tisser des liens<text:line-break/></text:span><text:span text:style-name="T16"></text:span><text:span text:style-name="T10"> Observer et prendre conscience des besoins de l’enfant en fonction de son âge et de son stade de développement<text:line-break/></text:span><text:soft-page-break/><text:span text:style-name="T16"></text:span><text:span text:style-name="T10"> Renforcer le rôle de prévention et être en capacité de déceler des difficultés d’ordre psychologique, physique ou relationnel avec un enfant et/ou sa famille<text:line-break/></text:span><text:span text:style-name="T16"></text:span><text:span text:style-name="T10"> Échanger autour des difficultés rencontrées au quotidien (le repas, le sommeil, les conflits entre les enfants…) et pouvoir prendre du recul<text:line-break/></text:span><text:span text:style-name="T16"></text:span><text:span text:style-name="T10"> Avoir de la documentation à disposition pour s’informer, se former<text:line-break/></text:span><text:span text:style-name="T16"></text:span><text:span text:style-name="T10"> Valoriser la profession</text:span></text:p>
      <text:p text:style-name="P7"><text:span text:style-name="T16"></text:span><text:span text:style-name="T10"> Pour les enfants</text:span></text:p>
      <text:p text:style-name="P7"><text:span text:style-name="T10">Les objectifs sont multiples pour les enfants :<text:line-break/></text:span><text:span text:style-name="T16"></text:span><text:span text:style-name="T10"> Rencontrer d’autres enfants et nouer une relation<text:line-break/></text:span><text:span text:style-name="T16"></text:span><text:span text:style-name="T10"> Enrichir leur vie sociale et affective<text:line-break/></text:span><text:span text:style-name="T16"></text:span><text:span text:style-name="T10"> Renforcer leur faculté à gérer les frustrations (partage des jeux, limites, règles…)<text:line-break/></text:span><text:span text:style-name="T16"></text:span><text:span text:style-name="T10"> Enrichir et éveiller leur curiosité grâce aux diverses activités proposées<text:line-break/></text:span><text:span text:style-name="T16"></text:span><text:span text:style-name="T10"> Préparer l’enfant à la collectivité et à l’école pour les plus âgés<text:line-break/></text:span><text:span text:style-name="T16"></text:span><text:span text:style-name="T10"> Expérimenter leurs capacités physiques et sensorielles</text:span></text:p>
      <text:p text:style-name="P7"><text:span text:style-name="T16"></text:span><text:span text:style-name="T10"> Pour les parents</text:span></text:p>
      <text:p text:style-name="P7"><text:span text:style-name="T16"></text:span><text:span text:style-name="T10"> Garantir la professionnalisation de leur assistant maternel<text:line-break/></text:span><text:span text:style-name="T16"></text:span><text:span text:style-name="T10"> Permettre à leur enfant de créer des liens et les préparer à la vie en collectivité<text:line-break/></text:span><text:span text:style-name="T16"></text:span><text:span text:style-name="T10"> Bénéficier du regard d’un autre professionnel<text:line-break/></text:span><text:span text:style-name="T16"></text:span><text:span text:style-name="T10"> Permettre l’éveil de leur enfant</text:span></text:p>
      <text:p text:style-name="P7"><text:span text:style-name="T16"></text:span><text:span text:style-name="T10"> Pour l’animatrice</text:span></text:p>
      <text:p text:style-name="P7"><text:span text:style-name="T16"></text:span><text:span text:style-name="T10"> Proposer un lieu de bien être et de rencontres<text:line-break/></text:span><text:span text:style-name="T16"></text:span><text:span text:style-name="T10"> Créer des liens avec les assistants maternels et les parents<text:line-break/></text:span><text:span text:style-name="T16"></text:span><text:span text:style-name="T10"> Accompagner les assistants maternels<text:line-break/></text:span><text:span text:style-name="T16"></text:span><text:span text:style-name="T10"> Proposer des activités riches et variées adaptées aux jeunes enfants<text:line-break/></text:span><text:span text:style-name="T16"></text:span><text:span text:style-name="T10"> Garantir un accueil de qualité<text:line-break/></text:span><text:span text:style-name="T16"></text:span><text:span text:style-name="T10"> Garantir le respect des règles<text:line-break/></text:span><text:span text:style-name="T16"></text:span><text:span text:style-name="T10"> Développer le RAM comme un lieu de ressources auprès des assistants maternels</text:span></text:p>
      <text:p text:style-name="P7"><text:span text:style-name="T16"></text:span><text:span text:style-name="T10"> L’accueil (environ 20 minutes)</text:span></text:p>
      <text:p text:style-name="P7"><text:soft-page-break/><text:span text:style-name="T10">Pendant ce temps d’accueil, différents jeux sont à disposition des enfants pour leur permettre de prendre leurs marques avant de commencer la séance </text:span></text:p>
      <text:p text:style-name="P14"/>
      <text:p text:style-name="P14"/>
      <text:p text:style-name="P8"><text:span text:style-name="Strong"><text:span text:style-name="T10">LES PERMANENCES ADMINISTRATIVES</text:span></text:span></text:p>
      <text:p text:style-name="P15"/>
      <text:p text:style-name="P7"><text:span text:style-name="T10">Pendant la semaine, plusieurs permanences physique et/ou téléphonique sont proposées.<text:line-break/> Les permanences sont destinées aux parents, aux assistants maternels et à toutes personnes concernées par l’accueil de jeunes enfants.</text:span></text:p>
      <text:p text:style-name="P7"><text:span text:style-name="T10">Les objectifs de ces permanences sont de mettre en relation l’offre et la demande d’accueil, de proposer une information actualisée sur la législation et la réglementation liée à la profession d’assistants maternels mais aussi d’informer les parents sur leurs droits et obligations liés à l’emploi d’un assistant maternel ainsi que sur les prestations familiales.</text:span></text:p>
      <text:p text:style-name="P7"><text:span text:style-name="T10">Ces permanences sont aussi l’occasion d’échanger sur différents thèmes concernant l’accompagnement de l’enfant (sommeil, repas, acquisition de la propreté…), permettant aux assistants maternels d’acquérir de nouvelles connaissances.</text:span></text:p>
      <text:p text:style-name="P7"><text:span text:style-name="T10">Lors de ces permanences, l’animatrice pourra avoir à jouer un rôle de médiation entre les parents employeurs et l’assistant maternel, en cas de conflit notamment, tout en restant neutre.</text:span></text:p>
      <text:p text:style-name="P14"/>
      <text:p text:style-name="P8"><text:span text:style-name="Strong"><text:span text:style-name="T10">LES ACTIVITES PERIODIQUES DU RELAIS</text:span></text:span></text:p>
      <text:p text:style-name="P14"/>
      <text:p text:style-name="P7"><text:span text:style-name="T10">Des rencontres périodiques seront organisées autour de réunions de formation et d’information afin de remplir sa mission d’accompagnement des assistants maternels et de participer à leur professionnalisation.<text:line-break/>Les thèmes abordés seront choisis en concertation avec les assistants </text:span><text:soft-page-break/><text:span text:style-name="T10">maternels afin de rester au plus près de leurs préoccupations.<text:line-break/>La participation d’intervenants extérieurs pourra être nécessaire.</text:span></text:p>
      <text:p text:style-name="P7"><text:span text:style-name="T10">Occasionnellement, des sorties, des spectacles, des pique-niques pourront être organisés. Ces moments seront ouverts aux assistants maternels accompagnés des enfants qu’elles accueillent mais aussi aux parents et aux personnes intéressées par l’accueil de jeunes enfants</text:span></text:p>
      <text:p text:style-name="P14"/>
      <text:p text:style-name="P4"/>
      <text:p text:style-name="P17"><text:span text:style-name="Strong"><text:span text:style-name="T10">PLANNING D’OUVERTURES</text:span></text:span></text:p>
      <text:p text:style-name="P15"><text:span text:style-name="Strong"/></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text:span text:style-name="Strong"/></text:p>
            <text:p text:style-name="P24"><text:span text:style-name="Strong"/></text:p>
            <text:p text:style-name="P25"><text:span text:style-name="Strong"><text:span text:style-name="T10">LUNDI</text:span></text:span></text:p>
          </table:table-cell>
          <table:table-cell table:style-name="Tableau1.A1" office:value-type="string">
            <text:p text:style-name="P25"><text:span text:style-name="Strong"><text:span text:style-name="T10">9h à 11h30</text:span></text:span></text:p>
            <text:p text:style-name="P24"><text:span text:style-name="Strong"/></text:p>
            <text:p text:style-name="P25"><text:span text:style-name="Strong"><text:span text:style-name="T10">1 fois tous les 15 jours interventions à</text:span></text:span></text:p>
            <text:p text:style-name="P25"><text:span text:style-name="Strong"><text:span text:style-name="T10">Saint Victor de Buthon et Champrond en Gâtine</text:span></text:span></text:p>
            <text:p text:style-name="P23"><text:span text:style-name="Strong"/></text:p>
          </table:table-cell>
          <table:table-cell table:style-name="Tableau1.A1" office:value-type="string">
            <text:p text:style-name="P25"><text:span text:style-name="Strong"><text:span text:style-name="T10">14h30 à 19h00</text:span></text:span></text:p>
            <text:p text:style-name="P24"><text:span text:style-name="Strong"/></text:p>
            <text:p text:style-name="P25"><text:span text:style-name="Strong"><text:span text:style-name="T10">Permanences administratives</text:span></text:span></text:p>
            <text:p text:style-name="P25"><text:span text:style-name="Strong"><text:span text:style-name="T10"><text:s/>à La Loupe</text:span></text:span></text:p>
          </table:table-cell>
        </table:table-row>
        <table:table-row table:style-name="Tableau1.1">
          <table:table-cell table:style-name="Tableau1.A1" office:value-type="string">
            <text:p text:style-name="P25"><text:span text:style-name="Strong"><text:span text:style-name="T10">MARDI</text:span></text:span></text:p>
          </table:table-cell>
          <table:table-cell table:style-name="Tableau1.B2" office:value-type="string">
            <text:p text:style-name="P24"><text:span text:style-name="Strong"/></text:p>
          </table:table-cell>
          <table:table-cell table:style-name="Tableau1.B2" office:value-type="string">
            <text:p text:style-name="P24"><text:span text:style-name="Strong"/></text:p>
          </table:table-cell>
        </table:table-row>
        <table:table-row table:style-name="Tableau1.1">
          <table:table-cell table:style-name="Tableau1.A1" office:value-type="string">
            <text:p text:style-name="P24"><text:span text:style-name="Strong"/></text:p>
            <text:p text:style-name="P25"><text:span text:style-name="Strong"><text:span text:style-name="T10">MERCREDI</text:span></text:span></text:p>
            <text:p text:style-name="P24"><text:span text:style-name="Strong"/></text:p>
          </table:table-cell>
          <table:table-cell table:style-name="Tableau1.A1" office:value-type="string">
            <text:p text:style-name="P25"><text:span text:style-name="Strong"><text:span text:style-name="T10">9h à 12h30</text:span></text:span></text:p>
            <text:p text:style-name="P24"><text:span text:style-name="Strong"/></text:p>
            <text:p text:style-name="P25"><text:span text:style-name="Strong"><text:span text:style-name="T10">Permanences administratives à La Loupe</text:span></text:span></text:p>
            <text:p text:style-name="P24"><text:span text:style-name="Strong"/></text:p>
          </table:table-cell>
          <table:table-cell table:style-name="Tableau1.B2" office:value-type="string">
            <text:p text:style-name="P24"><text:span text:style-name="Strong"/></text:p>
          </table:table-cell>
        </table:table-row>
        <table:table-row table:style-name="Tableau1.1">
          <table:table-cell table:style-name="Tableau1.A1" office:value-type="string">
            <text:p text:style-name="P24"><text:span text:style-name="Strong"/></text:p>
            <text:p text:style-name="P25"><text:span text:style-name="Strong"><text:span text:style-name="T10">JEUDI</text:span></text:span></text:p>
          </table:table-cell>
          <table:table-cell table:style-name="Tableau1.A1" office:value-type="string">
            <text:p text:style-name="P25"><text:span text:style-name="Strong"><text:span text:style-name="T10">8h30 à 12h30</text:span></text:span></text:p>
            <text:p text:style-name="P24"><text:span text:style-name="Strong"/></text:p>
            <text:p text:style-name="P25"><text:span text:style-name="Strong"><text:span text:style-name="T10">Interventions à La Loupe</text:span></text:span></text:p>
          </table:table-cell>
          <table:table-cell table:style-name="Tableau1.A1" office:value-type="string">
            <text:p text:style-name="P25"><text:span text:style-name="Strong"><text:span text:style-name="T10">13h30 à 15h30</text:span></text:span></text:p>
            <text:p text:style-name="P24"><text:span text:style-name="Strong"/></text:p>
            <text:p text:style-name="P25"><text:span text:style-name="Strong"><text:span text:style-name="T10">Permanences administratives </text:span></text:span></text:p>
            <text:p text:style-name="P25"><text:span text:style-name="Strong"><text:span text:style-name="T10">à La Loupe</text:span></text:span></text:p>
            <text:p text:style-name="P24"><text:span text:style-name="Strong"/></text:p>
          </table:table-cell>
        </table:table-row>
        <table:table-row table:style-name="Tableau1.1">
          <table:table-cell table:style-name="Tableau1.A1" office:value-type="string">
            <text:p text:style-name="P24"><text:span text:style-name="Strong"/></text:p>
            <text:p text:style-name="P25"><text:span text:style-name="Strong"><text:span text:style-name="T10">VENDREDI</text:span></text:span></text:p>
            <text:p text:style-name="P24"><text:soft-page-break/><text:span text:style-name="Strong"/></text:p>
          </table:table-cell>
          <table:table-cell table:style-name="Tableau1.A1" office:value-type="string">
            <text:p text:style-name="P25"><text:span text:style-name="Strong"><text:span text:style-name="T10">8h à 12h30</text:span></text:span></text:p>
            <text:p text:style-name="P24"><text:span text:style-name="Strong"/></text:p>
            <text:p text:style-name="P25"><text:soft-page-break/><text:span text:style-name="Strong"><text:span text:style-name="T10">Interventions à Belhomert</text:span></text:span></text:p>
            <text:p text:style-name="P24"><text:span text:style-name="Strong"/></text:p>
          </table:table-cell>
          <table:table-cell table:style-name="Tableau1.B2" office:value-type="string">
            <text:p text:style-name="P24"><text:span text:style-name="Strong"/></text:p>
          </table:table-cell>
        </table:table-row>
      </table:table>
      <text:p text:style-name="P15"><text:span text:style-name="Strong"/></text:p>
      <text:p text:style-name="P20"/>
      <text:p text:style-name="P26"><text:span text:style-name="T12">UTILISATION DES SALLES</text:span></text:p>
      <text:p text:style-name="P27"/>
      <text:list xml:id="list165744314564302" text:continue-list="list8389815605653536681" text:style-name="WWNum3">
        <text:list-item>
          <text:p text:style-name="P13"><text:span text:style-name="T12">LA LOUPE</text:span><text:span text:style-name="T9"> : Le bureau du responsable du RAM est dans les locaux de la Petite Enfance, situés 3 rue Henri Dunant. Les interventions auprès des assistants maternels s’effectueront sur le même site (salle d’activité et salle de motricité).</text:span></text:p>
        </text:list-item>
        <text:list-item>
          <text:p text:style-name="P13"><text:span text:style-name="T12">BELHOMERT</text:span><text:span text:style-name="T9"> : Installation dans la salle des fêtes de la commune</text:span></text:p>
        </text:list-item>
        <text:list-item>
          <text:p text:style-name="P13"><text:span text:style-name="T12">CHAMPROND EN GATINE</text:span><text:span text:style-name="T9"> : Installation dans la salle des fêtes de la commune</text:span></text:p>
        </text:list-item>
        <text:list-item>
          <text:p text:style-name="P13"><text:span text:style-name="T12">SAINT VICTOR DE BUTHON</text:span><text:span text:style-name="T9"> : Installation dans la salle de motricité de l’école</text:span></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771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0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8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6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081cm" fo:margin-bottom="2.113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rection</meta:initial-creator>
    <meta:editing-cycles>17</meta:editing-cycles>
    <meta:print-date>2014-03-03T10:00:00</meta:print-date>
    <meta:creation-date>2013-11-15T12:45:00</meta:creation-date>
    <dc:date>2014-10-16T16:57:41.928236532</dc:date>
    <meta:editing-duration>PT5M11S</meta:editing-duration>
    <meta:generator>LibreOffice/4.2.6.3$Linux_x86 LibreOffice_project/420m0$Build-3</meta:generator>
    <meta:document-statistic meta:table-count="1" meta:image-count="0" meta:object-count="0" meta:page-count="10" meta:paragraph-count="101" meta:word-count="1570" meta:character-count="10231" meta:non-whitespace-character-count="876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